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85ca" officeooo:paragraph-rsid="001185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rst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1:33:56.192545482</meta:creation-date>
    <dc:date>2018-06-21T11:35:34.538714015</dc:date>
    <meta:editing-duration>PT1M43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6.0.3.2$Linux_X86_64 LibreOffice_project/00m0$Build-2</meta:generator>
  </office:meta>
</office:document-meta>
</file>